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Verdana" svg:font-family="Verdana, Tahom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5e9" officeooo:paragraph-rsid="001d65e9"/>
    </style:style>
    <style:style style:name="P2" style:family="paragraph" style:parent-style-name="Standard">
      <style:text-properties officeooo:paragraph-rsid="001d65e9"/>
    </style:style>
    <style:style style:name="P3" style:family="paragraph" style:parent-style-name="Standard">
      <style:text-properties fo:font-size="14pt" style:text-underline-style="solid" style:text-underline-width="auto" style:text-underline-color="font-color" fo:font-weight="bold" officeooo:rsid="001d65e9" officeooo:paragraph-rsid="001d65e9" style:font-size-asian="14pt" style:font-weight-asian="bold" style:font-size-complex="14pt" style:font-weight-complex="bold"/>
    </style:style>
    <style:style style:name="P4" style:family="paragraph" style:parent-style-name="Standard">
      <style:text-properties fo:font-size="12pt" officeooo:paragraph-rsid="001d65e9" style:font-size-asian="12pt" style:font-size-complex="12pt"/>
    </style:style>
    <style:style style:name="P5" style:family="paragraph" style:parent-style-name="Standard">
      <style:text-properties officeooo:rsid="001dd82c" officeooo:paragraph-rsid="001dd82c"/>
    </style:style>
    <style:style style:name="P6" style:family="paragraph" style:parent-style-name="Standard">
      <style:text-properties fo:font-size="13pt" officeooo:rsid="001dd82c" officeooo:paragraph-rsid="001dd82c" style:font-size-asian="11.3500003814697pt" style:font-size-complex="13pt"/>
    </style:style>
    <style:style style:name="P7" style:family="paragraph" style:parent-style-name="Standard">
      <style:text-properties fo:font-size="13pt" officeooo:rsid="001e5246" officeooo:paragraph-rsid="001e5246" fo:background-color="#ffff00" style:font-size-asian="11.3500003814697pt" style:font-size-complex="13pt"/>
    </style:style>
    <style:style style:name="P8" style:family="paragraph" style:parent-style-name="Standard">
      <style:text-properties fo:font-size="13pt" officeooo:rsid="001fd7dd" officeooo:paragraph-rsid="001fd7dd" fo:background-color="#ffff00" style:font-size-asian="13pt" style:font-size-complex="13pt"/>
    </style:style>
    <style:style style:name="P9" style:family="paragraph" style:parent-style-name="Standard">
      <style:text-properties fo:font-size="13pt" officeooo:rsid="001fd7dd" officeooo:paragraph-rsid="001fd7dd" style:font-size-asian="13pt" style:font-size-complex="13pt"/>
    </style:style>
    <style:style style:name="P10" style:family="paragraph" style:parent-style-name="Standard">
      <style:text-properties fo:font-size="13pt" style:text-underline-style="solid" style:text-underline-width="auto" style:text-underline-color="font-color" officeooo:rsid="0020c7ac" officeooo:paragraph-rsid="0020c7ac" style:font-size-asian="13pt" style:font-size-complex="13pt"/>
    </style:style>
    <style:style style:name="P11" style:family="paragraph" style:parent-style-name="Standard">
      <style:text-properties officeooo:rsid="001e5246" officeooo:paragraph-rsid="001e5246"/>
    </style:style>
    <style:style style:name="P12" style:family="paragraph" style:parent-style-name="Standard">
      <style:text-properties fo:color="#800000" officeooo:rsid="001e5246" officeooo:paragraph-rsid="001e5246"/>
    </style:style>
    <style:style style:name="P13" style:family="paragraph" style:parent-style-name="Standard">
      <style:text-properties fo:color="#800000" style:text-underline-style="solid" style:text-underline-width="auto" style:text-underline-color="font-color" officeooo:rsid="0020c7ac" officeooo:paragraph-rsid="0020c7ac"/>
    </style:style>
    <style:style style:name="P14" style:family="paragraph" style:parent-style-name="Standard">
      <style:text-properties officeooo:rsid="001fd7dd" officeooo:paragraph-rsid="001fd7dd"/>
    </style:style>
    <style:style style:name="P15" style:family="paragraph" style:parent-style-name="Standard">
      <style:text-properties officeooo:rsid="0020c7ac" officeooo:paragraph-rsid="0020c7ac"/>
    </style:style>
    <style:style style:name="P16" style:family="paragraph" style:parent-style-name="Text_20_body">
      <style:text-properties officeooo:paragraph-rsid="001d65e9"/>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list-style-name="L1">
      <style:paragraph-properties fo:margin-top="0cm" fo:margin-bottom="0cm" loext:contextual-spacing="false" fo:orphans="2" fo:widows="2" fo:padding="0cm" fo:border="none"/>
    </style:style>
    <style:style style:name="P20" style:family="paragraph" style:parent-style-name="Heading_20_2">
      <style:text-properties fo:font-variant="normal" fo:text-transform="none" fo:color="#000000" style:font-name="Linux Libertine" fo:letter-spacing="normal" fo:font-style="normal" fo:font-weight="normal" officeooo:paragraph-rsid="001d65e9"/>
    </style:style>
    <style:style style:name="T1" style:family="text">
      <style:text-properties fo:color="#800000" fo:font-size="15pt" style:font-size-asian="15pt" style:font-size-complex="15pt"/>
    </style:style>
    <style:style style:name="T2" style:family="text">
      <style:text-properties fo:font-size="15pt" style:font-size-asian="15pt" style:font-size-complex="15pt"/>
    </style:style>
    <style:style style:name="T3" style:family="text">
      <style:text-properties fo:font-variant="normal" fo:text-transform="none" fo:color="#333333" style:font-name="Verdana" fo:font-size="13pt" fo:letter-spacing="normal" fo:font-style="normal" fo:font-weight="normal" style:font-size-asian="13pt" style:font-size-complex="13pt"/>
    </style:style>
    <style:style style:name="T4" style:family="text">
      <style:text-properties fo:font-variant="normal" fo:text-transform="none" fo:color="#333333" fo:font-size="13pt" fo:letter-spacing="normal" fo:font-style="normal" fo:font-weight="normal" style:font-size-asian="13pt" style:font-size-complex="13pt" loext:padding="0cm" loext:border="none"/>
    </style:style>
    <style:style style:name="T5" style:family="text">
      <style:text-properties fo:font-variant="normal" fo:text-transform="none" fo:color="#333333" style:text-line-through-style="none" style:text-line-through-type="none" style:font-name="Verdana" fo:font-size="13pt" fo:letter-spacing="normal" fo:font-style="normal" style:text-underline-style="none" fo:font-weight="normal" style:text-blinking="false" fo:background-color="#ffffff" loext:char-shading-value="0" style:font-size-asian="13pt" style:font-size-complex="13pt"/>
    </style:style>
    <style:style style:name="T6" style:family="text">
      <style:text-properties fo:font-variant="normal" fo:text-transform="none" fo:color="#333333" style:text-line-through-style="none" style:text-line-through-type="none" style:font-name="Verdana" fo:font-size="13pt" fo:letter-spacing="normal" fo:font-style="normal" style:text-underline-style="none" fo:font-weight="normal" style:text-blinking="false" fo:background-color="#cccccc" loext:char-shading-value="0" style:font-size-asian="13pt" style:font-size-complex="13pt" loext:padding="0cm" loext:border="none"/>
    </style:style>
    <style:style style:name="T7" style:family="text">
      <style:text-properties fo:font-variant="normal" fo:text-transform="none" fo:color="#4f82cb" style:text-line-through-style="none" style:text-line-through-type="none" style:font-name="Verdana" fo:font-size="13pt" fo:letter-spacing="normal" fo:font-style="normal" style:text-underline-style="none" fo:font-weight="normal" style:text-blinking="false" fo:background-color="#cccccc" loext:char-shading-value="0" style:font-size-asian="13pt" style:font-size-complex="13pt" loext:padding="0cm" loext:border="none"/>
    </style:style>
    <style:style style:name="T8" style:family="text">
      <style:text-properties fo:font-variant="normal" fo:text-transform="none" fo:color="#222222" style:font-name="Verdana" fo:font-size="13pt" fo:letter-spacing="normal" fo:font-style="normal" fo:font-weight="normal" style:font-size-asian="13pt" style:font-size-complex="13pt"/>
    </style:style>
    <style:style style:name="T9" style:family="text">
      <style:text-properties fo:font-variant="normal" fo:text-transform="none" fo:color="#222222" style:font-name="sans-serif" fo:font-size="13pt" fo:letter-spacing="normal" fo:font-style="normal" fo:font-weight="normal" style:font-size-asian="13pt" style:font-size-complex="13pt"/>
    </style:style>
    <style:style style:name="T10" style:family="text">
      <style:text-properties fo:font-variant="normal" fo:text-transform="none" fo:color="#222222" style:font-name="sans-serif" fo:font-size="13pt" fo:letter-spacing="normal" fo:font-style="normal" fo:font-weight="bold" style:font-size-asian="13pt" style:font-size-complex="13pt"/>
    </style:style>
    <style:style style:name="T11" style:family="text">
      <style:text-properties fo:font-variant="normal" fo:text-transform="none" fo:color="#222222" style:font-name="sans-serif" fo:font-size="12pt" fo:letter-spacing="normal" fo:font-style="normal" fo:font-weight="normal" style:font-size-asian="12pt" style:font-size-complex="12pt"/>
    </style:style>
    <style:style style:name="T12" style:family="text">
      <style:text-properties fo:font-variant="normal" fo:text-transform="none" fo:color="#222222" style:text-line-through-style="none" style:text-line-through-type="none" style:font-name="Verdana" fo:font-size="13pt" fo:letter-spacing="normal" fo:font-style="normal" style:text-underline-style="none" fo:font-weight="normal" style:text-blinking="false" fo:background-color="#ffffff" loext:char-shading-value="0" style:font-size-asian="13pt" style:font-size-complex="13pt"/>
    </style:style>
    <style:style style:name="T13"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4" style:family="text">
      <style:text-properties fo:font-variant="normal" fo:text-transform="none" fo:color="#0b0080" style:text-line-through-style="none" style:text-line-through-type="none" style:font-name="sans-serif" fo:font-size="13pt" fo:letter-spacing="normal" fo:font-style="normal" style:text-underline-style="none" fo:font-weight="normal" style:text-blinking="false" fo:background-color="#ffffff" loext:char-shading-value="0" style:font-size-asian="13pt" style:font-size-complex="13pt"/>
    </style:style>
    <style:style style:name="T1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800000" style:text-line-through-style="none" style:text-line-through-type="none" style:font-name="Verdana" fo:font-size="15pt" fo:letter-spacing="normal" fo:font-style="normal" style:text-underline-style="none" fo:font-weight="bold" style:text-blinking="false" fo:background-color="#ffffff" loext:char-shading-value="0" style:font-size-asian="15pt" style:font-weight-asian="bold" style:font-size-complex="15pt" style:font-weight-complex="bold"/>
    </style:style>
    <style:style style:name="T19" style:family="text">
      <style:text-properties fo:font-variant="normal" fo:text-transform="none" fo:color="#800000" style:text-line-through-style="none" style:text-line-through-type="none" style:font-name="Verdana" fo:font-size="13pt" fo:letter-spacing="normal" fo:font-style="normal" style:text-underline-style="none" fo:font-weight="normal" style:text-blinking="false" fo:background-color="#ffffff" loext:char-shading-value="0" style:font-size-asian="13pt" style:font-size-complex="13pt"/>
    </style:style>
    <style:style style:name="T20" style:family="text">
      <style:text-properties fo:font-variant="normal" fo:text-transform="none" fo:color="#800000" style:font-name="Verdana" fo:font-size="13pt" fo:letter-spacing="normal" fo:font-style="normal" style:text-underline-style="none" fo:font-weight="normal" officeooo:rsid="0020c7ac" style:font-size-asian="13pt" style:font-size-complex="13pt"/>
    </style:style>
    <style:style style:name="T21" style:family="text">
      <style:text-properties fo:font-variant="normal" fo:text-transform="none" style:text-line-through-style="none" style:text-line-through-type="none" style:font-name="Verdana" fo:font-size="13pt" fo:letter-spacing="normal" fo:font-style="normal" style:text-underline-style="none" fo:font-weight="normal" style:text-blinking="false" fo:background-color="#ffffff" loext:char-shading-value="0" style:font-size-asian="13pt" style:font-size-complex="13pt"/>
    </style:style>
    <style:style style:name="T22" style:family="text">
      <style:text-properties fo:font-variant="normal" fo:text-transform="none" style:font-name="Verdana" fo:font-size="13pt" fo:letter-spacing="normal" fo:font-style="normal" fo:font-weight="normal" style:font-size-asian="13pt" style:font-size-complex="13pt"/>
    </style:style>
    <style:style style:name="T23" style:family="text">
      <style:text-properties fo:font-size="13pt" officeooo:rsid="001d65e9" style:font-size-asian="13pt" style:font-size-complex="13pt"/>
    </style:style>
    <style:style style:name="T24" style:family="text">
      <style:text-properties fo:color="#0b0080" style:text-line-through-style="none" style:text-line-through-type="none" style:font-name="sans-serif" fo:font-size="13pt" style:text-underline-style="none" style:text-blinking="false" fo:background-color="#ffffff" loext:char-shading-value="0" style:font-size-asian="13pt" style:font-size-complex="13pt"/>
    </style:style>
    <style:style style:name="T25" style:family="text">
      <style:text-properties officeooo:rsid="001e524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 text:c="44"/><text:span text:style-name="T2"><text:s/></text:span><text:span text:style-name="T1">WEBMIN / VIRTUALMIN</text:span></text:p>
      <text:p text:style-name="P1"><text:span text:style-name="T1"/></text:p>
      <text:p text:style-name="P1"><text:span text:style-name="T1"/></text:p>
      <text:p text:style-name="P1"><text:span text:style-name="T1"/></text:p>
      <text:p text:style-name="P3">What is WEBMIN <text:s/>?</text:p>
      <text:p text:style-name="P1"/>
      <text:p text:style-name="P2"><text:span text:style-name="T23">- <text:s text:c="5"/></text:span><text:span text:style-name="T3">Webmin is a web-based interface for system administration for Unix. Using any modern web browser, you can setup user accounts, Apache, DNS, file sharing and much more. Webmin removes the need to manually edit Unix configuration files like </text:span><text:span text:style-name="Teletype"><text:span text:style-name="T4">/etc/passwd</text:span></text:span><text:span text:style-name="T3">, and lets you manage a system from the console or remotely. See the </text:span><text:a xlink:type="simple" xlink:href="http://www.webmin.com/standard.html" text:style-name="Internet_20_link" text:visited-style-name="Visited_20_Internet_20_Link"><text:span text:style-name="T7">standard modules</text:span></text:a><text:span text:style-name="T6"> </text:span><text:span text:style-name="T3">page for a list of all the functions built into Webmin.</text:span></text:p>
      <text:p text:style-name="P2"><text:span text:style-name="T3"/></text:p>
      <text:p text:style-name="P2"><text:span text:style-name="T3"/></text:p>
      <text:p text:style-name="P2"><text:span text:style-name="T3">- <text:s text:c="2"/></text:span><text:span text:style-name="T10">Webmin</text:span><text:span text:style-name="T8"> </text:span><text:span text:style-name="T9">is a web-based system configuration tool for </text:span><text:a xlink:type="simple" xlink:href="https://en.wikipedia.org/wiki/Unix-like" text:style-name="Internet_20_link" text:visited-style-name="Visited_20_Internet_20_Link"><text:span text:style-name="T14">Unix-like</text:span></text:a><text:span text:style-name="T12"> </text:span><text:span text:style-name="T9">systems, although recent versions can also be installed and run on </text:span><text:a xlink:type="simple" xlink:href="https://en.wikipedia.org/wiki/Microsoft_Windows" text:style-name="Internet_20_link" text:visited-style-name="Visited_20_Internet_20_Link">Windows</text:a><text:span text:style-name="T14"> </text:span><text:span text:style-name="T9">With it, it is possible to configure operating system internals, such as users, disk quotas, services or configuration files, as well as modify and control </text:span><text:a xlink:type="simple" xlink:href="https://en.wikipedia.org/wiki/Open-source_software" text:style-name="Internet_20_link" text:visited-style-name="Visited_20_Internet_20_Link"><text:span text:style-name="T14">open-source apps</text:span></text:a><text:span text:style-name="T9">, such as the </text:span><text:a xlink:type="simple" xlink:href="https://en.wikipedia.org/wiki/Apache_HTTP_Server" text:style-name="Internet_20_link" text:visited-style-name="Visited_20_Internet_20_Link"><text:span text:style-name="T14">Apache HTTP Server</text:span></text:a><text:span text:style-name="T9">, </text:span><text:a xlink:type="simple" xlink:href="https://en.wikipedia.org/wiki/PHP" text:style-name="Internet_20_link" text:visited-style-name="Visited_20_Internet_20_Link"><text:span text:style-name="T14">PHP</text:span></text:a><text:span text:style-name="T12"> </text:span><text:span text:style-name="T9">or </text:span><text:a xlink:type="simple" xlink:href="https://en.wikipedia.org/wiki/MySQL" text:style-name="Internet_20_link" text:visited-style-name="Visited_20_Internet_20_Link">MySQL</text:a><text:span text:style-name="T14"> .</text:span></text:p>
      <text:p text:style-name="P2"><text:span text:style-name="T14"/></text:p>
      <text:p text:style-name="P2"><text:span text:style-name="T14"/></text:p>
      <text:h text:style-name="P20" text:outline-level="2"><text:bookmark text:name="Related_software"/><text:span text:style-name="T24">Related software</text:span></text:h>
      <text:p text:style-name="P4"><text:span text:style-name="T15"/></text:p>
      <text:p text:style-name="P16"><text:span text:style-name="T13">Webmin can be expanded by installing modules, which can be custom made. Aside from this, there are two other major projects that extend the functionality of webmin:</text:span><text:bookmark text:name="cite_ref-lj-11309_7-1"/><text:a xlink:type="simple" xlink:href="https://en.wikipedia.org/wiki/Webmin#cite_note-lj-11309-7" text:style-name="Internet_20_link" text:visited-style-name="Visited_20_Internet_20_Link"><text:span text:style-name="T16">[7]</text:span></text:a></text:p>
      <text:list xml:id="list1845442430024626072" text:style-name="L1">
        <text:list-item>
          <text:p text:style-name="P18"><text:a xlink:type="simple" xlink:href="https://en.wikipedia.org/wiki/Usermin" text:style-name="Internet_20_link" text:visited-style-name="Visited_20_Internet_20_Link">Usermin</text:a><text:span text:style-name="T17"> </text:span><text:span text:style-name="T11">presents and controls a subset of the features available in Webmin, such as webmail and other user-level tasks, rather than administrator-level tasks.</text:span></text:p>
        </text:list-item>
        <text:list-item>
          <text:p text:style-name="P19"><text:a xlink:type="simple" xlink:href="https://en.wikipedia.org/wiki/Virtualmin" text:style-name="Internet_20_link" text:visited-style-name="Visited_20_Internet_20_Link"><text:span text:style-name="T17">Virtualmin</text:span></text:a><text:span text:style-name="T11">, which is a web hosting control panel. Out of the box, Virtualmin enables users to host websites under domains. This gives the server admin and the end user an easy to use interface for managing their websites.</text:span></text:p>
        </text:list-item>
      </text:list>
      <text:p text:style-name="P17"><text:span text:style-name="T11">Webmin released </text:span><text:a xlink:type="simple" xlink:href="https://en.wikipedia.org/wiki/Minecraft" text:style-name="Internet_20_link" text:visited-style-name="Visited_20_Internet_20_Link">Minecraft</text:a><text:span text:style-name="T17"> </text:span><text:span text:style-name="T11">Server Module 1.0 in January 2013, and version 1.1 in March 2013. The module presents a very basic GUI for server administration. While server management application Multicraft may be more sleekly designed, the free version of Multicraft is limited to 10 simultaneous players. The Webmin Minecraft server is free and open source with no limitations on simultaneous players.</text:span></text:p>
      <text:p text:style-name="P2"><text:span text:style-name="T14"/></text:p>
      <text:p text:style-name="P2"><text:span text:style-name="T5"/></text:p>
      <text:p text:style-name="P2"><text:span text:style-name="T5"/></text:p>
      <text:p text:style-name="P2"><text:soft-page-break/><text:span text:style-name="T5"/></text:p>
      <text:p text:style-name="P2"><text:span text:style-name="T5"/></text:p>
      <text:p text:style-name="P5"><text:span text:style-name="T18">Installation </text:span><text:span text:style-name="T5"><text:s text:c="2"/></text:span></text:p>
      <text:p text:style-name="P5"><text:span text:style-name="T5"/></text:p>
      <text:p text:style-name="P5"><text:span text:style-name="T5"/></text:p>
      <text:p text:style-name="P6">- We have to create our own virtual domain by using virtual host for further Installation .</text:p>
      <text:p text:style-name="P6"/>
      <text:p text:style-name="P6">- After creating virtual host DOMAIN NAME <text:s/>like “<text:span text:style-name="T25">example.com “ <text:s/>we have to use while installation.</text:span></text:p>
      <text:p text:style-name="P6"/>
      <text:p text:style-name="P6">- <text:s/><text:span text:style-name="T25">Download following link to complet installation</text:span></text:p>
      <text:p text:style-name="P6"><text:s text:c="2"/></text:p>
      <text:p text:style-name="P7">wget <text:s/><text:a xlink:type="simple" xlink:href="http://software.virtualmin.com/gpl/scripts/install" text:style-name="Internet_20_link" text:visited-style-name="Visited_20_Internet_20_Link">http://software.virtualmin.com/gpl/scripts/install</text:a><text:a xlink:type="simple" xlink:href="http://software.virtualmin.com/gpl/scripts/install.sh" text:style-name="Internet_20_link" text:visited-style-name="Visited_20_Internet_20_Link">. sh</text:a></text:p>
      <text:p text:style-name="P7"/>
      <text:p text:style-name="P7"/>
      <text:p text:style-name="P11"><text:span text:style-name="T5">- Now, <text:s/>In current directory we have an file </text:span><text:span text:style-name="T19">install.sh</text:span></text:p>
      <text:p text:style-name="P11"><text:span text:style-name="T5"/></text:p>
      <text:p text:style-name="P11"><text:span text:style-name="T5">- make that file exicutable with following command </text:span></text:p>
      <text:p text:style-name="P11"><text:span text:style-name="T5"/></text:p>
      <text:p text:style-name="P12"><text:span text:style-name="T21">- <text:s text:c="2"/>chmod +x install.sh </text:span></text:p>
      <text:p text:style-name="P12"><text:span text:style-name="T21"/></text:p>
      <text:p text:style-name="P9">- <text:s text:c="2"/>Then <text:s/>exicute install.sh file by using <text:s/></text:p>
      <text:p text:style-name="P14"/>
      <text:p text:style-name="P14"/>
      <text:p text:style-name="P8">- <text:s text:c="6"/>sudo /bin/sh install.sh</text:p>
      <text:p text:style-name="P2"><text:span text:style-name="T3"/></text:p>
      <text:p text:style-name="P15"><text:span text:style-name="T3">- <text:s/>Type “y” to continue <text:s/>installation</text:span></text:p>
      <text:p text:style-name="P15"><text:span text:style-name="T3"/></text:p>
      <text:p text:style-name="P15"><text:span text:style-name="T3">- <text:s/>Type Domain name to wich is created in virtual host</text:span></text:p>
      <text:p text:style-name="P15"><text:span text:style-name="T3"/></text:p>
      <text:p text:style-name="P15"><text:span text:style-name="T3">- <text:s/>e.g. example.com</text:span></text:p>
      <text:p text:style-name="P15"><text:span text:style-name="T3"/></text:p>
      <text:p text:style-name="P15"><text:span text:style-name="T3">- For complete installation it takes 20 to 25 min .’</text:span></text:p>
      <text:p text:style-name="P15"><text:span text:style-name="T3"/></text:p>
      <text:p text:style-name="P15"><text:span text:style-name="T3">After complete installation you can access webmin by using <text:line-break/></text:span></text:p>
      <text:p text:style-name="P13"><text:span text:style-name="T22">“ localhost:10000 <text:s/>“</text:span></text:p>
      <text:p text:style-name="P13"><text:span text:style-name="T22"/></text:p>
      <text:p text:style-name="P13"><text:span text:style-name="T22"/></text:p>
      <text:p text:style-name="P10">10000 Is an default port no for webmin .</text:p>
      <text:p text:style-name="P15"><text:span text:style-name="T3"/></text:p>
      <text:p text:style-name="P15"><text:span text:style-name="T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Verdana" svg:font-family="Verdana, Tahom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25:02.562073081</meta:creation-date>
    <dc:date>2019-08-07T12:19:19.585376201</dc:date>
    <meta:editing-duration>PT1M24S</meta:editing-duration>
    <meta:editing-cycles>1</meta:editing-cycles>
    <meta:document-statistic meta:table-count="0" meta:image-count="0" meta:object-count="0" meta:page-count="2" meta:paragraph-count="27" meta:word-count="414" meta:character-count="2608" meta:non-whitespace-character-count="2137"/>
    <meta:generator>LibreOffice/5.1.6.2$Linux_X86_64 LibreOffice_project/10m0$Build-2</meta:generator>
  </office:meta>
</office:document-meta>
</file>